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1980" officeooo:paragraph-rsid="000b1980"/>
    </style:style>
    <style:style style:name="P2" style:family="paragraph" style:parent-style-name="Standard">
      <style:text-properties officeooo:rsid="000beb2f" officeooo:paragraph-rsid="000beb2f"/>
    </style:style>
    <style:style style:name="P3" style:family="paragraph" style:parent-style-name="Standard">
      <style:text-properties officeooo:rsid="000d803e" officeooo:paragraph-rsid="000d803e"/>
    </style:style>
    <style:style style:name="P4" style:family="paragraph" style:parent-style-name="Standard">
      <style:text-properties officeooo:rsid="000d803e" officeooo:paragraph-rsid="00116328"/>
    </style:style>
    <style:style style:name="P5" style:family="paragraph" style:parent-style-name="Standard">
      <style:text-properties officeooo:rsid="000e2be1" officeooo:paragraph-rsid="000e2be1"/>
    </style:style>
    <style:style style:name="P6" style:family="paragraph" style:parent-style-name="Standard">
      <style:text-properties officeooo:rsid="000fc2f0" officeooo:paragraph-rsid="000fc2f0"/>
    </style:style>
    <style:style style:name="P7" style:family="paragraph" style:parent-style-name="Standard">
      <style:text-properties officeooo:rsid="001337f2" officeooo:paragraph-rsid="001337f2"/>
    </style:style>
    <style:style style:name="P8" style:family="paragraph" style:parent-style-name="Standard">
      <style:text-properties officeooo:rsid="001337f2" officeooo:paragraph-rsid="00138034"/>
    </style:style>
    <style:style style:name="P9" style:family="paragraph" style:parent-style-name="Standard">
      <style:text-properties officeooo:rsid="00138034" officeooo:paragraph-rsid="00138034"/>
    </style:style>
    <style:style style:name="P10" style:family="paragraph" style:parent-style-name="Standard">
      <style:text-properties officeooo:rsid="00138034" officeooo:paragraph-rsid="0014631b"/>
    </style:style>
    <style:style style:name="P11" style:family="paragraph" style:parent-style-name="Standard">
      <style:text-properties officeooo:rsid="0014631b" officeooo:paragraph-rsid="0014631b"/>
    </style:style>
    <style:style style:name="P12" style:family="paragraph" style:parent-style-name="Standard">
      <style:text-properties officeooo:rsid="00148a32" officeooo:paragraph-rsid="00148a32"/>
    </style:style>
    <style:style style:name="P13" style:family="paragraph" style:parent-style-name="Standard">
      <style:text-properties officeooo:rsid="001582e7" officeooo:paragraph-rsid="001582e7"/>
    </style:style>
    <style:style style:name="P14" style:family="paragraph" style:parent-style-name="Standard">
      <style:text-properties officeooo:rsid="0017457b" officeooo:paragraph-rsid="0017457b"/>
    </style:style>
    <style:style style:name="P15" style:family="paragraph" style:parent-style-name="Standard">
      <style:text-properties officeooo:rsid="0017457b" officeooo:paragraph-rsid="0017ac62"/>
    </style:style>
    <style:style style:name="P16" style:family="paragraph" style:parent-style-name="Standard">
      <style:text-properties officeooo:rsid="0017457b" officeooo:paragraph-rsid="0017df55"/>
    </style:style>
    <style:style style:name="P17" style:family="paragraph" style:parent-style-name="Standard">
      <style:text-properties officeooo:rsid="0018817f" officeooo:paragraph-rsid="0018817f"/>
    </style:style>
    <style:style style:name="P18" style:family="paragraph" style:parent-style-name="Standard">
      <style:text-properties officeooo:rsid="0019e6c8" officeooo:paragraph-rsid="0019e6c8"/>
    </style:style>
    <style:style style:name="P19" style:family="paragraph" style:parent-style-name="Standard">
      <style:text-properties officeooo:rsid="001c0785" officeooo:paragraph-rsid="001c0785"/>
    </style:style>
    <style:style style:name="P20" style:family="paragraph" style:parent-style-name="Standard">
      <style:text-properties officeooo:rsid="001ca5d5" officeooo:paragraph-rsid="001ca5d5"/>
    </style:style>
    <style:style style:name="P21" style:family="paragraph" style:parent-style-name="Standard">
      <style:text-properties officeooo:rsid="001dde7c" officeooo:paragraph-rsid="001dde7c"/>
    </style:style>
    <style:style style:name="P22" style:family="paragraph" style:parent-style-name="Standard">
      <style:text-properties officeooo:rsid="001dde7c" officeooo:paragraph-rsid="00209f1b"/>
    </style:style>
    <style:style style:name="P23" style:family="paragraph" style:parent-style-name="Standard">
      <style:text-properties officeooo:rsid="00209f1b" officeooo:paragraph-rsid="00209f1b"/>
    </style:style>
    <style:style style:name="P24" style:family="paragraph" style:parent-style-name="Standard">
      <style:text-properties officeooo:rsid="00222d21" officeooo:paragraph-rsid="00222d21"/>
    </style:style>
    <style:style style:name="P25" style:family="paragraph" style:parent-style-name="Standard">
      <style:text-properties officeooo:rsid="00235957"/>
    </style:style>
    <style:style style:name="P26" style:family="paragraph" style:parent-style-name="Standard">
      <style:text-properties officeooo:rsid="00235957" officeooo:paragraph-rsid="00235957"/>
    </style:style>
    <style:style style:name="P27" style:family="paragraph" style:parent-style-name="Standard">
      <style:text-properties officeooo:rsid="00235957" officeooo:paragraph-rsid="00251143"/>
    </style:style>
    <style:style style:name="P28" style:family="paragraph" style:parent-style-name="Standard">
      <style:text-properties officeooo:rsid="00235957" officeooo:paragraph-rsid="002695bd"/>
    </style:style>
    <style:style style:name="P29" style:family="paragraph" style:parent-style-name="Standard">
      <style:text-properties officeooo:rsid="00235957" officeooo:paragraph-rsid="0028e2a6"/>
    </style:style>
    <style:style style:name="P30" style:family="paragraph" style:parent-style-name="Standard">
      <style:text-properties officeooo:rsid="00235957" officeooo:paragraph-rsid="00390f7b"/>
    </style:style>
    <style:style style:name="P31" style:family="paragraph" style:parent-style-name="Standard">
      <style:text-properties officeooo:rsid="00235957" officeooo:paragraph-rsid="0040d955"/>
    </style:style>
    <style:style style:name="P32" style:family="paragraph" style:parent-style-name="Standard">
      <style:text-properties officeooo:rsid="00235957" officeooo:paragraph-rsid="00419251"/>
    </style:style>
    <style:style style:name="P33" style:family="paragraph" style:parent-style-name="Standard">
      <style:text-properties officeooo:rsid="00235957" officeooo:paragraph-rsid="00431b7e"/>
    </style:style>
    <style:style style:name="P34" style:family="paragraph" style:parent-style-name="Standard">
      <style:text-properties officeooo:rsid="00235957" officeooo:paragraph-rsid="00438e7c"/>
    </style:style>
    <style:style style:name="P35" style:family="paragraph" style:parent-style-name="Standard">
      <style:text-properties officeooo:rsid="00235957" officeooo:paragraph-rsid="004561e1"/>
    </style:style>
    <style:style style:name="P36" style:family="paragraph" style:parent-style-name="Standard">
      <style:text-properties officeooo:rsid="00235957" officeooo:paragraph-rsid="0049589e"/>
    </style:style>
    <style:style style:name="P37" style:family="paragraph" style:parent-style-name="Standard">
      <style:text-properties officeooo:rsid="00235957" officeooo:paragraph-rsid="00556779"/>
    </style:style>
    <style:style style:name="P38" style:family="paragraph" style:parent-style-name="Standard">
      <style:text-properties officeooo:rsid="00235957" officeooo:paragraph-rsid="00562aa7"/>
    </style:style>
    <style:style style:name="P39" style:family="paragraph" style:parent-style-name="Standard">
      <style:text-properties officeooo:rsid="00235957" officeooo:paragraph-rsid="0058219c"/>
    </style:style>
    <style:style style:name="P40" style:family="paragraph" style:parent-style-name="Standard">
      <style:text-properties officeooo:rsid="0028e2a6" officeooo:paragraph-rsid="002695bd"/>
    </style:style>
    <style:style style:name="P41" style:family="paragraph" style:parent-style-name="Standard">
      <style:text-properties officeooo:rsid="0028e2a6" officeooo:paragraph-rsid="0028e2a6"/>
    </style:style>
    <style:style style:name="P42" style:family="paragraph" style:parent-style-name="Standard">
      <style:text-properties officeooo:rsid="002cd359" officeooo:paragraph-rsid="002cd359"/>
    </style:style>
    <style:style style:name="P43" style:family="paragraph" style:parent-style-name="Standard">
      <style:text-properties officeooo:rsid="002cd359" officeooo:paragraph-rsid="002f5d7d"/>
    </style:style>
    <style:style style:name="P44" style:family="paragraph" style:parent-style-name="Standard">
      <style:text-properties officeooo:rsid="002cd359" officeooo:paragraph-rsid="0035cc4c"/>
    </style:style>
    <style:style style:name="P45" style:family="paragraph" style:parent-style-name="Standard">
      <style:text-properties officeooo:rsid="002ed173" officeooo:paragraph-rsid="002ed173"/>
    </style:style>
    <style:style style:name="P46" style:family="paragraph" style:parent-style-name="Standard">
      <style:text-properties officeooo:rsid="002ed173" officeooo:paragraph-rsid="00321711"/>
    </style:style>
    <style:style style:name="P47" style:family="paragraph" style:parent-style-name="Standard">
      <style:text-properties officeooo:rsid="002ed173" officeooo:paragraph-rsid="002cd359"/>
    </style:style>
    <style:style style:name="P48" style:family="paragraph" style:parent-style-name="Standard">
      <style:text-properties officeooo:rsid="002f5d7d" officeooo:paragraph-rsid="002f5d7d"/>
    </style:style>
    <style:style style:name="P49" style:family="paragraph" style:parent-style-name="Standard">
      <style:text-properties officeooo:rsid="002f9b6c" officeooo:paragraph-rsid="002f9b6c"/>
    </style:style>
    <style:style style:name="P50" style:family="paragraph" style:parent-style-name="Standard">
      <style:text-properties officeooo:rsid="0030b315" officeooo:paragraph-rsid="0030b315"/>
    </style:style>
    <style:style style:name="P51" style:family="paragraph" style:parent-style-name="Standard">
      <style:text-properties officeooo:rsid="0030b315" officeooo:paragraph-rsid="003b317b"/>
    </style:style>
    <style:style style:name="P52" style:family="paragraph" style:parent-style-name="Standard">
      <style:text-properties officeooo:rsid="00321711" officeooo:paragraph-rsid="00321711"/>
    </style:style>
    <style:style style:name="P53" style:family="paragraph" style:parent-style-name="Standard">
      <style:text-properties officeooo:rsid="00321711" officeooo:paragraph-rsid="005b4d3a"/>
    </style:style>
    <style:style style:name="P54" style:family="paragraph" style:parent-style-name="Standard">
      <style:text-properties officeooo:rsid="0033b936" officeooo:paragraph-rsid="0035cc4c"/>
    </style:style>
    <style:style style:name="P55" style:family="paragraph" style:parent-style-name="Standard">
      <style:text-properties officeooo:rsid="0035cc4c" officeooo:paragraph-rsid="0035cc4c"/>
    </style:style>
    <style:style style:name="P56" style:family="paragraph" style:parent-style-name="Standard">
      <style:text-properties officeooo:rsid="0035f328" officeooo:paragraph-rsid="0035f328"/>
    </style:style>
    <style:style style:name="P57" style:family="paragraph" style:parent-style-name="Standard">
      <style:text-properties officeooo:rsid="0037a822" officeooo:paragraph-rsid="0037a822"/>
    </style:style>
    <style:style style:name="P58" style:family="paragraph" style:parent-style-name="Standard">
      <style:text-properties officeooo:rsid="00390f7b" officeooo:paragraph-rsid="00390f7b"/>
    </style:style>
    <style:style style:name="P59" style:family="paragraph" style:parent-style-name="Standard">
      <style:text-properties officeooo:rsid="003921f7" officeooo:paragraph-rsid="003921f7"/>
    </style:style>
    <style:style style:name="P60" style:family="paragraph" style:parent-style-name="Standard">
      <style:text-properties officeooo:rsid="003ac46a" officeooo:paragraph-rsid="003ac46a"/>
    </style:style>
    <style:style style:name="P61" style:family="paragraph" style:parent-style-name="Standard">
      <style:text-properties officeooo:rsid="003b317b" officeooo:paragraph-rsid="003b317b"/>
    </style:style>
    <style:style style:name="P62" style:family="paragraph" style:parent-style-name="Standard">
      <style:text-properties officeooo:rsid="003d1e9b" officeooo:paragraph-rsid="003d1e9b"/>
    </style:style>
    <style:style style:name="P63" style:family="paragraph" style:parent-style-name="Standard">
      <style:text-properties officeooo:rsid="003d4371" officeooo:paragraph-rsid="003d4371"/>
    </style:style>
    <style:style style:name="P64" style:family="paragraph" style:parent-style-name="Standard">
      <style:text-properties officeooo:rsid="004561e1" officeooo:paragraph-rsid="004561e1"/>
    </style:style>
    <style:style style:name="P65" style:family="paragraph" style:parent-style-name="Standard">
      <style:text-properties officeooo:rsid="00472e61" officeooo:paragraph-rsid="00472e61"/>
    </style:style>
    <style:style style:name="P66" style:family="paragraph" style:parent-style-name="Standard">
      <style:text-properties officeooo:rsid="0047d68a" officeooo:paragraph-rsid="0047d68a"/>
    </style:style>
    <style:style style:name="P67" style:family="paragraph" style:parent-style-name="Standard">
      <style:text-properties officeooo:rsid="0049589e" officeooo:paragraph-rsid="0049589e"/>
    </style:style>
    <style:style style:name="P68" style:family="paragraph" style:parent-style-name="Standard">
      <style:text-properties officeooo:rsid="004ace81" officeooo:paragraph-rsid="004ace81"/>
    </style:style>
    <style:style style:name="P69" style:family="paragraph" style:parent-style-name="Standard">
      <style:text-properties officeooo:rsid="004c8de3" officeooo:paragraph-rsid="004c8de3"/>
    </style:style>
    <style:style style:name="P70" style:family="paragraph" style:parent-style-name="Standard">
      <style:text-properties officeooo:rsid="004cf11a" officeooo:paragraph-rsid="004cf11a"/>
    </style:style>
    <style:style style:name="P71" style:family="paragraph" style:parent-style-name="Standard">
      <style:text-properties officeooo:rsid="004e60c7" officeooo:paragraph-rsid="004e60c7"/>
    </style:style>
    <style:style style:name="P72" style:family="paragraph" style:parent-style-name="Standard">
      <style:text-properties officeooo:rsid="0053c04c" officeooo:paragraph-rsid="0053c04c"/>
    </style:style>
    <style:style style:name="P73" style:family="paragraph" style:parent-style-name="Standard">
      <style:text-properties officeooo:rsid="005481b0" officeooo:paragraph-rsid="005481b0"/>
    </style:style>
    <style:style style:name="P74" style:family="paragraph" style:parent-style-name="Standard">
      <style:text-properties officeooo:rsid="00556779" officeooo:paragraph-rsid="00556779"/>
    </style:style>
    <style:style style:name="P75" style:family="paragraph" style:parent-style-name="Standard">
      <style:text-properties officeooo:rsid="00562aa7" officeooo:paragraph-rsid="00562aa7"/>
    </style:style>
    <style:style style:name="P76" style:family="paragraph" style:parent-style-name="Standard">
      <style:text-properties officeooo:rsid="0058219c" officeooo:paragraph-rsid="00562aa7"/>
    </style:style>
    <style:style style:name="P77" style:family="paragraph" style:parent-style-name="Standard">
      <style:text-properties officeooo:rsid="0058219c" officeooo:paragraph-rsid="0058219c"/>
    </style:style>
    <style:style style:name="P78" style:family="paragraph" style:parent-style-name="Standard">
      <style:text-properties officeooo:rsid="005ab509" officeooo:paragraph-rsid="005ab509"/>
    </style:style>
    <style:style style:name="P79" style:family="paragraph" style:parent-style-name="Standard">
      <style:text-properties officeooo:rsid="00235957" officeooo:paragraph-rsid="00235957"/>
    </style:style>
    <style:style style:name="P80" style:family="paragraph" style:parent-style-name="Standard">
      <style:text-properties officeooo:rsid="00235957" officeooo:paragraph-rsid="005d330c"/>
    </style:style>
    <style:style style:name="P81" style:family="paragraph" style:parent-style-name="Standard">
      <style:text-properties officeooo:rsid="00235957" officeooo:paragraph-rsid="0030b315"/>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ll is other people</text:p>
      <text:p text:style-name="P1">Task</text:p>
      <text:p text:style-name="P1">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1">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1"/>
      <text:p text:style-name="P1"/>
      <text:p text:style-name="P1">Recursive <text:span text:style-name="T22">Dollhouse</text:span></text:p>
      <text:p text:style-name="P1">Combat</text:p>
      <text:p text:style-name="P1">You find yourself in a dining room, holding a doll’s house. Looking through the upstairs window, you see you and your party, standing in a dining room, clustered around a tiny version of you, holding a... doll’s house. </text:p>
      <text:p text:style-name="P1">You can see sinister figures creeping through the other rooms, stop motion figures closing in on the party. The only escape: The front door of the house.</text:p>
      <text:p text:style-name="P1"/>
      <text:p text:style-name="P1"/>
      <text:p text:style-name="P2">Auction house</text:p>
      <text:p text:style-name="P1">Social</text:p>
      <text:p text:style-name="P1">You find yourself <text:span text:style-name="T1">in the audience of an auction. The auctioneer’s voice is going a mile a minute, selling this and that quicker than you can comprehend. The next item, though, gets your attention: Escape. <text:s/></text:span></text:p>
      <text:p text:style-name="P2">Looking around, you see the other bidders. A man in prison garb with a ball and chain. A houdinni type, done up in a straight jacket. A tired looking man in unkempt office attire, unsuccessfully ignoring his bleating partner. This... this could be a popular item... <text:s/></text:p>
      <text:p text:style-name="P2"/>
      <text:p text:style-name="P2"/>
      <text:p text:style-name="P3">Conveyor Floor</text:p>
      <text:p text:style-name="P3">Navigation</text:p>
      <text:p text:style-name="P3">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3"/>
      <text:p text:style-name="P3"/>
      <text:p text:style-name="P3">Invisible Maze</text:p>
      <text:p text:style-name="P3">Navigation</text:p>
      <text:p text:style-name="P3">This huge room seems entirely empty. Just you, your group, 100m of empty space, and the exit door. You take a confident stride forward... and walk smack into a glass wall. <text:s/></text:p>
      <text:p text:style-name="P3">This entire level is filled with an invisible maze. Even from here you can see that the locked door will need a key, which you can see in the middle of the maze, so the ‘stick to the left wall trick’ will only go so far. <text:s/></text:p>
      <text:p text:style-name="P3"/>
      <text:p text:style-name="P3"/>
      <text:p text:style-name="P3">Warzone</text:p>
      <text:p text:style-name="P3">Combat</text:p>
      <text:p text:style-name="P4">“Get up, Maggots!” You stand to attention. Some of the dying soldiers ar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3"/>
      <text:p text:style-name="P3"/>
      <text:p text:style-name="P5">Data Monger</text:p>
      <text:p text:style-name="P5"><text:soft-page-break/>Social</text:p>
      <text:p text:style-name="P5">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5">This man buys and sells secrets. There's not much he doesn't already know. He'd be happy to sell you the secret for escaping this room... in exchange for a new secret of equal or greater value... <text:s/></text:p>
      <text:p text:style-name="P5">(Examples would be a dark secret held by the Character, or a piece of information of value to the DM.) <text:s/></text:p>
      <text:p text:style-name="P5"/>
      <text:p text:style-name="P5"/>
      <text:p text:style-name="P6">The Millionth floor</text:p>
      <text:p text:style-name="P72">Task</text:p>
      <text:p text:style-name="P6">You are in an elevator, travel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6"/>
      <text:p text:style-name="P6"/>
      <text:p text:style-name="P7">Dickish Whale</text:p>
      <text:p text:style-name="P7">Combat</text:p>
      <text:p text:style-name="P7">You stand on a ship, the deck rocking beneath your feet as you struggle to hold the harpoon gun. In the water, you see briefly see a glimmering golden feather... before the voluminous mouth of a whale swallows it in one huge gulp.</text:p>
      <text:p text:style-name="P7"/>
      <text:p text:style-name="P7"/>
      <text:p text:style-name="P7">Lions and Tigers and Bears and Upholstery</text:p>
      <text:p text:style-name="P7">Navigation</text:p>
      <text:p text:style-name="P7">The floor of this room is and oddly lumpy fur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7"/>
      <text:p text:style-name="P7"/>
      <text:p text:style-name="P8">Urban Tarzan</text:p>
      <text:p text:style-name="P8"><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8"/>
      <text:p text:style-name="P8"/>
      <text:p text:style-name="P9">Temple of RUN AWAY</text:p>
      <text:p text:style-name="P9">Navigation</text:p>
      <text:p text:style-name="P9">On entering the room, you hear an ominous rumble behind you. A massive Boulder is rolling along the corridor behind you. Pits, blowdarts, and hurdles lie in the path. Can you get to the open door at the other end of the tunnel?</text:p>
      <text:p text:style-name="P9"/>
      <text:p text:style-name="P9"/>
      <text:p text:style-name="P10">Sewer</text:p>
      <text:p text:style-name="P10"><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0"/>
      <text:p text:style-name="P10"/>
      <text:p text:style-name="P11">Antfarm</text:p>
      <text:p text:style-name="P11">Combat</text:p>
      <text:p text:style-name="P12"><text:soft-page-break/>You're standing on what seems to be sand. Above you? Also sand. But on either side are <text:span text:style-name="T5">walls of thick, unyielding glass</text:span>. This must be what it feels like to be an ant in an antfarm... <text:s/></text:p>
      <text:p text:style-name="P12">When you see the first mandibled jaw poke down from the ceiling above, you realise that's exactly where you are. But you're the same size as them. The only escape? Kill their queen. But they're already closing in on the intruders... <text:s/></text:p>
      <text:p text:style-name="P12"/>
      <text:p text:style-name="P12"/>
      <text:p text:style-name="P13">Tetris</text:p>
      <text:p text:style-name="P13">Navigation</text:p>
      <text:p text:style-name="P13">You are standing on something firm, but yielding. A weird synthesized 'boing' sound resounds when you try to jump. The same material forms a wall to the left and right. You can hear a synthetic tune playing in your ear, repetative enough to drive you near insane. Suddenly, a shadow passes over you. A bright pink tetromino looms above you, moving left, right, rotating... then dropping. <text:s/></text:p>
      <text:p text:style-name="P13">You're stuck in a game of tetris. You must survive long enough to clamber out the top. <text:s/></text:p>
      <text:p text:style-name="P13"/>
      <text:p text:style-name="P13"/>
      <text:p text:style-name="P14">The Human Show</text:p>
      <text:p text:style-name="P14">Social</text:p>
      <text:p text:style-name="P14">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4"/>
      <text:p text:style-name="P14"/>
      <text:p text:style-name="P15">Time Travel paradox</text:p>
      <text:p text:style-name="P15"><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5"/>
      <text:p text:style-name="P15"/>
      <text:p text:style-name="P16">Time travel paradox <text:span text:style-name="T6">redux</text:span></text:p>
      <text:p text:style-name="P16"><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line-break/>The door to the next room says '5 minute time machine' above it. </text:p>
      <text:p text:style-name="P15"/>
      <text:p text:style-name="P15"/>
      <text:p text:style-name="P17">The Mould</text:p>
      <text:p text:style-name="P17">Task</text:p>
      <text:p text:style-name="P17">A large door with a large lock stands at the far side of this room. In the middle of the room, a mould, such as could be used to cast a key. And everywhere else... stuff. <text:s/></text:p>
      <text:p text:style-name="P17">Flour, water, tinsel, tape, newspaper, paperclips... everything you might expect to find in a kindergarden teacher's arts and crafts closet.</text:p>
      <text:p text:style-name="P17"/>
      <text:p text:style-name="P17"/>
      <text:p text:style-name="P18">Fighting Monsters</text:p>
      <text:p text:style-name="P19">Combat</text:p>
      <text:p text:style-name="P18">The kid in front of you can't be more than 10 years old. He stands with his hands on his hips, <text:span text:style-name="T8">then </text:span>points at you, and declares "You've come this far, but can you defeat my (DM's choice<text:span text:style-name="T8"> of monster/creature</text:span>). <text:s/></text:p>
      <text:p text:style-name="P18">He throws something, a bolt of ligthening strikes the middle of the room, and a weird creature looks at you. <text:s/></text:p>
      <text:p text:style-name="P18">Clearly, fighting the creature yourself would be against the rules, as would walking over and decking the kid. Who will you send out to challenge the beast? <text:s/></text:p>
      <text:p text:style-name="P18"/>
      <text:p text:style-name="P20"><text:soft-page-break/>Home with Company</text:p>
      <text:p text:style-name="P20">Combat</text:p>
      <text:p text:style-name="P20">Is the world larger? Or are you just smaller... <text:s/></text:p>
      <text:p text:style-name="P20">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0"/>
      <text:p text:style-name="P20"/>
      <text:p text:style-name="P21">Boxing Ring</text:p>
      <text:p text:style-name="P21">Combat</text:p>
      <text:p text:style-name="P21">Ding ding ding! You come to awareness with the dinging of a bell. One of your group members is your coach, yelling advice in your ear. Big soft glove are secured to your hands. And in the opposing corner... <text:s/></text:p>
      <text:p text:style-name="P21">A monster. A brute. A creature so looming and vicous that the very earth shudders benath its feet (DM's choice.) <text:s/></text:p>
      <text:p text:style-name="P21">You must survive three rounds. Have fun! <text:s/></text:p>
      <text:p text:style-name="P21"/>
      <text:p text:style-name="P21"/>
      <text:p text:style-name="P21">Empty Room</text:p>
      <text:p text:style-name="P21">Task</text:p>
      <text:p text:style-name="P21">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1">Wow. If this<text:span text:style-name="T9"> placeholder</text:span> scenario makes it into the final product, the editor really dropped the ball on this. <text:s/></text:p>
      <text:p text:style-name="P21"/>
      <text:p text:style-name="P21"/>
      <text:p text:style-name="P23">Apparently Empty Room.</text:p>
      <text:p text:style-name="P23">Task</text:p>
      <text:p text:style-name="P23">(DM Instructions: DO NOT READ THIS OUT LOUD. This room contains a trap, the nature of which is up to you. Snake Pits, swinging blades, 10 ton weights, and bees are classic examples. Please read the following description:)</text:p>
      <text:p text:style-name="P22">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22">Wow. If this<text:span text:style-name="T9"> placeholder</text:span> scenario makes it into the final product, the editor really dropped the ball on this. <text:s/></text:p>
      <text:p text:style-name="P22"/>
      <text:p text:style-name="P22"/>
      <text:p text:style-name="P24">Sinking Ship</text:p>
      <text:p text:style-name="P24">Task</text:p>
      <text:p text:style-name="P24">The iceberg has done its damage, and the ship is going down. You're below decks, and the water is already up to your knees. You've got to get to a life raft... just like the other thousand odd panicked human beings. </text:p>
      <text:p text:style-name="P24">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6"/>
      <text:p text:style-name="P26"/>
      <text:p text:style-name="P26">Melee with Cheese</text:p>
      <text:p text:style-name="P26">Combat</text:p>
      <text:p text:style-name="P26">You've been dropped on an island, with along with your team, and 99 other murderers and psycopaths. To win this twisted game, you and your group must be the only people left alive, standing atop the tower in the middle of the island.</text:p>
      <text:p text:style-name="P24"/>
      <text:p text:style-name="P24"/>
      <text:p text:style-name="P27"><text:soft-page-break/>Mirror room</text:p>
      <text:p text:style-name="P27"><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6"/>
      <text:p text:style-name="P28">Bouncer</text:p>
      <text:p text:style-name="P28"><text:span text:style-name="T11">Social</text:span><text:line-break/>There is a line of people waiting to get through the next door, the line kept orderly by a velvet rope. A burly man in a tight black shirt and sunglasses stands, arms folded, letting people in or turning them away as he pleases.<text:span text:style-name="T11"> You've got to make it inside to win this scenario, but that most daunting of obstacles stands in your way: Judgement of your inherant worth by an authority figure in front of a crowd.</text:span></text:p>
      <text:p text:style-name="P28"/>
      <text:p text:style-name="P40"/>
      <text:p text:style-name="P41">Wired to Blow</text:p>
      <text:p text:style-name="P41">Task</text:p>
      <text:p text:style-name="P41">The door to this room is wired to a complicated device. Cables snake over it, cylinders jut from it, and cylinders emblazoned with the symbols for biohazard, radiation hazard, and poison protrude from it. <text:s/></text:p>
      <text:p text:style-name="P41">Flipping open a panel, you can see a tangle of different colored wires. Cut the right one, and the door will open. Cut the wrong one...</text:p>
      <text:p text:style-name="P26"/>
      <text:p text:style-name="P26"/>
      <text:p text:style-name="P41">Creepy Room</text:p>
      <text:p text:style-name="P41">Social</text:p>
      <text:p text:style-name="P41">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1"/>
      <text:p text:style-name="P41"/>
      <text:p text:style-name="P29"/>
      <text:p text:style-name="P42">Submarine</text:p>
      <text:p text:style-name="P48">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48">You have gotten into an arguement with the ship's cook in the galley, after being served gruel for the 9th consequtive meal. Resolve this culinary dispute. Quietly. <text:s/></text:p>
      <text:p text:style-name="P48"/>
      <text:p text:style-name="P43"/>
      <text:p text:style-name="P42">Upside down house</text:p>
      <text:p text:style-name="P73">Navigation</text:p>
      <text:p text:style-name="P48">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48"/>
      <text:p text:style-name="P48"/>
      <text:p text:style-name="P49">Flammable room</text:p>
      <text:p text:style-name="P73">Navigation</text:p>
      <text:p text:style-name="P49">There's an acrid, sulphurous aroma in the air to this room. Your feet splash through puddles of oil. The furnature appears to be constructed from sticks of dynamite, and... yes, you can definitely smell a gas leak. <text:s/></text:p>
      <text:p text:style-name="P49">A sweet old nan in a rocking chair fumbles about for a box of matches, pipe already clasped in her lips. <text:s/></text:p>
      <text:p text:style-name="P49"><text:soft-page-break/>The door to exit this scenario stands open at the other end of the room. <text:s/></text:p>
      <text:p text:style-name="P49"/>
      <text:p text:style-name="P49"/>
      <text:p text:style-name="P44">Clock tower</text:p>
      <text:p text:style-name="P55">Navigation</text:p>
      <text:p text:style-name="P54">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48"/>
      <text:p text:style-name="P48"/>
      <text:p text:style-name="P56">Haunted House</text:p>
      <text:p text:style-name="P56">Combat</text:p>
      <text:p text:style-name="P56">The moon peaks through the dense clouds, a flash of ligthning briefly illuminating this decrepit, looming mansion. Rumour has it that at least a werewolf, a vampire, a mummy, and frankenstein (deal with it) have taken up residence. But that can't be true. Survive one night to win this scenario. <text:s/></text:p>
      <text:p text:style-name="P56"/>
      <text:p text:style-name="P56"/>
      <text:p text:style-name="P56">Squirrel Army</text:p>
      <text:p text:style-name="P56">Combat</text:p>
      <text:p text:style-name="P56">You've really done it this time. You angered the squirrels. They can climb. They can bite. They store nuts for the winter, and their numbers are legion. Every single squirrel on this planet wants you dead. Good luck! <text:s/></text:p>
      <text:p text:style-name="P56"/>
      <text:p text:style-name="P56"/>
      <text:p text:style-name="P56">Roller Coaster</text:p>
      <text:p text:style-name="P56">Task</text:p>
      <text:p text:style-name="P56">A bar comes down over your shoulders, locking you into your seat. Ahead of you, a normal roller coaster... except for the spinning blades, flamethrowers, pendulums, and the unforunate fact that one end of the tracks points out over a cliff. </text:p>
      <text:p text:style-name="P56"/>
      <text:p text:style-name="P56"/>
      <text:p text:style-name="P57">Cabin in the Woods</text:p>
      <text:p text:style-name="P57">Combat</text:p>
      <text:p text:style-name="P57">You should not have read the arcane text written on that dusty tomb. The woods around you seem to come alive. Some... THING is trying to get in. Or maybe it's hear already. Survive the night to escape this scenario. </text:p>
      <text:p text:style-name="P57"/>
      <text:p text:style-name="P57"/>
      <text:p text:style-name="P57">Zoo</text:p>
      <text:p text:style-name="P57">Combat</text:p>
      <text:p text:style-name="P57">Lions and Tigers and Bears? Oh my! Without warning, every cage, gate, fence, and floodgate in this zoo falls open, releasing the animals inside. Try to escape, without becoming the meal of some hungry, vengeful predator. <text:s/></text:p>
      <text:p text:style-name="P57"/>
      <text:p text:style-name="P57"/>
      <text:p text:style-name="P58">Field with Sheep</text:p>
      <text:p text:style-name="P58">Combat</text:p>
      <text:p text:style-name="P58">You stand in the middle of a peaceful field, rolling hills tumbling in all directions. Sheep and cows stupidly chew in the background. Although... now that you think about it, they do seem to have surrounded you. And are those... are those fangs? <text:s/></text:p>
      <text:p text:style-name="P58">Survive your encounter with carnivourous livestock to escape this scenario. <text:s/></text:p>
      <text:p text:style-name="P58"/>
      <text:p text:style-name="P58"/>
      <text:p text:style-name="P30">Runaway train</text:p>
      <text:p text:style-name="P30"><text:span text:style-name="T14">Combat</text:span><text:line-break/>This train is barrelling straight off a partially built bridge. The key is in the locomotive, and the exit <text:soft-page-break/>door in the caboose. And packed in every carriage, cabin, and cargo container are both passengers, and goons who have been given your description.</text:p>
      <text:p text:style-name="P30"/>
      <text:p text:style-name="P59">The room you're in right now</text:p>
      <text:p text:style-name="P59">Task</text:p>
      <text:p text:style-name="P59">Look around. That's where the group finds itself. Oh no. Gosh. However will you escape this diabolical situation? <text:s/></text:p>
      <text:p text:style-name="P59"/>
      <text:p text:style-name="P59"/>
      <text:p text:style-name="P60">Court Trial</text:p>
      <text:p text:style-name="P60">Social</text:p>
      <text:p text:style-name="P60">You find yourself in a court room, hands clasped in manicals, burly guards on either side. The judge presides at one end of the court, while the prosecuting lawyer makes his case. You've been framed for a crime (DM's choice). All the evidence is against you. How can you prove your innocense?</text:p>
      <text:p text:style-name="P60"/>
      <text:p text:style-name="P60"/>
      <text:p text:style-name="P51">Drinking contest.</text:p>
      <text:p text:style-name="P61">Social</text:p>
      <text:p text:style-name="P51">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51"/>
      <text:p text:style-name="P51"/>
      <text:p text:style-name="P62">Pendulum Bridge </text:p>
      <text:p text:style-name="P62">Combat</text:p>
      <text:p text:style-name="P62">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2"/>
      <text:p text:style-name="P62"/>
      <text:p text:style-name="P63">Gladiatorial Arena</text:p>
      <text:p text:style-name="P63">Combat</text:p>
      <text:p text:style-name="P63">The colluseum surrounds you, cheering crowds braying for blood, lorded over by a cruel emperor. Opposing you, an intimidating opponent of opponents (DM's choice). Fight for your life, but make it flashy, or the emperor will simply send more oponents until your luck runs out.</text:p>
      <text:p text:style-name="P63"/>
      <text:p text:style-name="P63"/>
      <text:p text:style-name="P31">Hell</text:p>
      <text:p text:style-name="P31"><text:span text:style-name="T16">Social</text:span><text:line-break/>The screams of the damned<text:span text:style-name="T16"> surround you</text:span>. A red skinned chap with a pitchfork<text:span text:style-name="T16"> looms over all</text:span>, and when you get a hold of whoever's playing that fiddle music you'll kill them. Again.<text:line-break/>You'll have to make a deal with the devil to get out of here, and he plays for keeps.</text:p>
      <text:p text:style-name="P63"/>
      <text:p text:style-name="P63"/>
      <text:p text:style-name="P32">Divider</text:p>
      <text:p text:style-name="P32"><text:span text:style-name="T17">Combat</text:span><text:line-break/>This normal looking man looks at you smuggly.<text:line-break/>"I'm going to stop you getting out of this room.<text:line-break/>If I die, two will take my place"<text:line-break/>To prove his point, he falls on his sword. In a puff of smoke, two stand where one there was one, each wielding a rapier.</text:p>
      <text:p text:style-name="P32"/>
      <text:p text:style-name="P32"/>
      <text:p text:style-name="P35">Strobe room</text:p>
      <text:p text:style-name="P35"><text:span text:style-name="T19">Combat</text:span><text:line-break/><text:span text:style-name="T18">People dance all around you, as disco music thumps up through the ground. The disco is lit with </text:span><text:soft-page-break/><text:span text:style-name="T18">strobe lights. <text:s/>One by one, party goers drop dead, killed by some mysterious assassin. One of them must be responsible, striking between the flashes of the lights. Can you find and stop them before you yourself fall victim to the blade? <text:s/></text:span></text:p>
      <text:p text:style-name="P34"/>
      <text:p text:style-name="P64">Hostage Situation</text:p>
      <text:p text:style-name="P64">Social</text:p>
      <text:p text:style-name="P64">One of your group members (DM choice/Random) has been taken hostage by bad men. They want something precious of yours. Resolve this situation to escape the scenario. <text:s/></text:p>
      <text:p text:style-name="P64"/>
      <text:p text:style-name="P65"/>
      <text:p text:style-name="P65"><text:span text:style-name="T21">High Speed</text:span> Chase</text:p>
      <text:p text:style-name="P66">Navigation</text:p>
      <text:p text:style-name="P65">You're behind the wheel of a vehicle just big enough to fit your party. Flashing red and blue lights fill your rear view mirror, as you dodge and weave between cars in the busy city streets. Escape<text:span text:style-name="T20">!</text:span> </text:p>
      <text:p text:style-name="P65"/>
      <text:p text:style-name="P36">Carnivorous jungle</text:p>
      <text:p text:style-name="P67">Combat</text:p>
      <text:p text:style-name="P67">The jungle closes in all around you. Dense foliage looms high into the sky, blotting out the sun. Hot, humid, oppressive... and dangerous. Venus fly traps the size of venous lick their lips. Vines snake and writhe on the ground. Bell traps the size of a man wait to trap the unwary. Cross the jungle to leave this horrible place behind. <text:s/></text:p>
      <text:p text:style-name="P67"/>
      <text:p text:style-name="P68">Snow place like home</text:p>
      <text:p text:style-name="P68">Task</text:p>
      <text:p text:style-name="P68">Twin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68"/>
      <text:p text:style-name="P68"/>
      <text:p text:style-name="P69">Frictionless room</text:p>
      <text:p text:style-name="P69">Navigation</text:p>
      <text:p text:style-name="P69">As soon as you enter this room, you fall flat on your rump and start to skid. Friction, it seems, has given up on this room. Anything you hold slides from your grasp, and your pants are making a slick bid for freedom. Get to the door, and open it. Should be simple, right? <text:s/></text:p>
      <text:p text:style-name="P69"/>
      <text:p text:style-name="P69"/>
      <text:p text:style-name="P70">Sports Ball</text:p>
      <text:p text:style-name="P70">Task</text:p>
      <text:p text:style-name="P70">A whistle blows. It's game time. Around you, a densely packed stadium cheers exuberantly. You've been dropped in the middle of the (DM's choice) grand final and play has just commensed. The umpire watches like a hawk. By means fair or foul, you must win this match. <text:s/></text:p>
      <text:p text:style-name="P70"/>
      <text:p text:style-name="P70"/>
      <text:p text:style-name="P71">Sleeping Dragon</text:p>
      <text:p text:style-name="P71">Navigation</text:p>
      <text:p text:style-name="P71">A heap of gold glimmers and twinkles in the center of this cave. Atop, a slumbering dragon. Steal a single piece of treasure to defeat this scenario. <text:s/></text:p>
      <text:p text:style-name="P71">Oh. And also<text:span text:style-name="T24">,</text:span> the cave is littered with mouse traps, whoopie cushions, <text:span text:style-name="T23">potato crisps, </text:span>and a single inexplicably squeeky floorboard.</text:p>
      <text:p text:style-name="P71"/>
      <text:p text:style-name="P71"/>
      <text:p text:style-name="P37">Literal Pun Room</text:p>
      <text:p text:style-name="P74">Task</text:p>
      <text:p text:style-name="P74"><text:soft-page-break/>This room is an infinate field of white. Until someone says 'I can't see anything!'. At which point, an ocean appears, the waves lapping at your feet. 'Okay... what's going on here?' A fluffy bunny bumps into your foot, head tilted quizically to one side. How would it know? <text:s/></text:p>
      <text:p text:style-name="P74"/>
      <text:p text:style-name="P38">Trash compactor room</text:p>
      <text:p text:style-name="P75">Task</text:p>
      <text:p text:style-name="P75">You are dumped into a pile of refuse, rancid water rising to your hips. Just when things couldn't get any worse... they do. The walls start closing in, the trash compactor pressing around you.</text:p>
      <text:p text:style-name="P75"/>
      <text:p text:style-name="P76"/>
      <text:p text:style-name="P39">Zeppelin<text:span text:style-name="T25"> Pirates</text:span></text:p>
      <text:p text:style-name="P77">Task</text:p>
      <text:p text:style-name="P77">Whoever said it was a bad idea to fill a Zeppelin with hydrogen had no idea what they were talking about. For air pirates, hydrogen is the only choice. A fat and slow helium zepilin lumbers ahead of you. Pillage and plunder to win this scenario. <text:s/></text:p>
      <text:p text:style-name="P77"/>
      <text:p text:style-name="P77"/>
      <text:p text:style-name="P78">Public Speaking</text:p>
      <text:p text:style-name="P78">Social</text:p>
      <text:p text:style-name="P78">You are standing in front of a crowd of thousands, cameras pointing at you from all directions. You have no idea what the occassion is, what they are expecting, or what to do. The DM will pick an event, but is not obligated to tell this event to you. You must deliver a speech which recieves a standing ovation. <text:s/></text:p>
      <text:p text:style-name="P78"/>
      <text:p text:style-name="P78"/>
      <text:p text:style-name="P78"/>
      <text:p text:style-name="P39"/>
      <text:p text:style-name="P33"/>
      <text:p text:style-name="P55">Prepped scenarios end here</text:p>
      <text:p text:style-name="P55">--------------------------------------------------------</text:p>
      <text:p text:style-name="P55">Brainstorm ideas follow</text:p>
      <text:p text:style-name="P55"/>
      <text:p text:style-name="P55"/>
      <text:p text:style-name="P42"/>
      <text:p text:style-name="P42">Giant tree</text:p>
      <text:p text:style-name="P49">This tree is the size of a city, with a trunk as broad as an ocean, and leaves that could touch the stars. </text:p>
      <text:p text:style-name="P42"/>
      <text:p text:style-name="P42"/>
      <text:p text:style-name="P42">Edible house</text:p>
      <text:p text:style-name="P47"/>
      <text:p text:style-name="P52"/>
      <text:p text:style-name="P52">Drug plantation</text:p>
      <text:p text:style-name="P53">Cops? Selling? Tra <text:span text:style-name="T26">Zeppelin </text:span>ps?</text:p>
      <text:p text:style-name="P52"/>
      <text:p text:style-name="P52">Desert</text:p>
      <text:p text:style-name="P52">Get to the other end without water.</text:p>
      <text:p text:style-name="P52">Youve got 4 liters, you need 6. How can you make it stretch.</text:p>
      <text:p text:style-name="P52">Oasis.</text:p>
      <text:p text:style-name="P46"/>
      <text:p text:style-name="P45"/>
      <text:p text:style-name="P45">Rampaging Elephant</text:p>
      <text:p text:style-name="P45"/>
      <text:p text:style-name="P48"/>
      <text:p text:style-name="P48">Land bridge at low tide.</text:p>
      <text:p text:style-name="P48">Have to do something before the tide comes in. </text:p>
      <text:p text:style-name="P48">Flooding. <text:s/></text:p>
      <text:p text:style-name="P48"><text:soft-page-break/>Caves filling with water.</text:p>
      <text:p text:style-name="P48"/>
      <text:p text:style-name="P50">Shifting maze. The walls move.</text:p>
      <text:p text:style-name="P81"/>
      <text:p text:style-name="P26">Lord of the Files</text:p>
      <text:p text:style-name="P26">(Tribal inter office warefare).</text:p>
      <text:p text:style-name="P26"/>
      <text:p text:style-name="P80"><text:line-break/>Building with many rooms<text:line-break/><text:line-break/>Lecture podium<text:line-break/><text:line-break/><text:line-break/>Movie screen<text:line-break/><text:line-break/>Robot toaster uprising<text:line-break/><text:line-break/><text:line-break/>Lightening bolt room<text:line-break/><text:line-break/><text:line-break/>Laser grid<text:line-break/></text:p>
      <text:p text:style-name="P80"><text:line-break/>Get to the front of a float parade<text:line-break/><text:line-break/><text:line-break/>Rocky Cliff face harassed by vultures<text:line-break/><text:line-break/><text:line-break/>Castle under seige<text:line-break/><text:line-break/>Seiging a castle<text:line-break/><text:line-break/>Stuck in a pyramid or crypt<text:line-break/><text:line-break/><text:line-break/>Cave diving while the tide comes in<text:line-break/><text:line-break/><text:line-break/>Flooding room with the key out of reach<text:line-break/><text:line-break/>Rowboat in a ship going off a waterfall at the edge of the world<text:line-break/><text:line-break/><text:line-break/>Medusa<text:line-break/><text:line-break/>Kraken<text:line-break/><text:line-break/>Rock paper scissors with an ogre<text:line-break/><text:line-break/>Virtual reality.<text:line-break/>Just need to get out of here<text:line-break/>The exit is in the real world.</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0-22T14:29:48.731395077</dc:date>
    <meta:editing-duration>PT8H20M51S</meta:editing-duration>
    <meta:editing-cycles>79</meta:editing-cycles>
    <meta:document-statistic meta:table-count="0" meta:image-count="0" meta:object-count="0" meta:page-count="10" meta:paragraph-count="215" meta:word-count="3926" meta:character-count="22092" meta:non-whitespace-character-count="18238"/>
  </office:meta>
</office:document-meta>
</file>